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 fo:background-color="#ffffff"/>
    </style:style>
    <style:style style:name="P5" style:family="paragraph" style:parent-style-name="Heading_20_1" style:master-page-name="Standard">
      <style:paragraph-properties fo:line-height="150%"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fo:background-color="#ffffff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fo:font-weight="bold" style:font-size-asian="12pt" style:font-weight-asian="bold" style:font-size-complex="12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jdgxs"/>Reconhecimento de premissas e conclusão</text:p>
      <text:p text:style-name="P1"><text:span text:style-name="T1">Nome</text:span><text:span text:style-name="T2">: Felipe Augusto do Nascimento<text:tab/><text:tab/> </text:span><text:span text:style-name="T1">Turma: </text:span><text:span text:style-name="T2">Info-1</text:span></text:p>
      <text:p text:style-name="P3"/>
      <text:p text:style-name="P3"/>
      <text:p text:style-name="P2"><text:span text:style-name="T3">(1) Esteja certo da qualidade do nosso trabalho. <text:s/>Passamos os últimos três meses trabalhando sem descanso nele. </text:span></text:p>
      <text:p text:style-name="P2"><text:span text:style-name="T5">Respostas</text:span></text:p>
      <text:p text:style-name="P2"><text:span text:style-name="T3">Premissa 1: O trabalhador passou os últimos três meses trabalhando nesse projeto.</text:span></text:p>
      <text:p text:style-name="P2"><text:span text:style-name="T3">Premissa 2: Algo que demora para ser feito tem uma qualidade melhor.</text:span></text:p>
      <text:p text:style-name="P2"><text:span text:style-name="T3">Conclusão : O nosso trabalho e de qualidade</text:span></text:p>
      <text:p text:style-name="P3"/>
      <text:p text:style-name="P2"><text:span text:style-name="T3">(2) É um absurdo que o presidente seja a favor de aumentar a idade da aposentadoria, já que ele próprio se aposentou com 33 anos.</text:span></text:p>
      <text:p text:style-name="P2"><text:span text:style-name="T5">Respostas</text:span></text:p>
      <text:p text:style-name="P2"><text:span text:style-name="T3">Premissa 1: O presidente é a favor de aumentar a idade da aposentadoria.</text:span></text:p>
      <text:p text:style-name="P2"><text:span text:style-name="T3">Premissa 2: O presidente se aposentou com 33 anos.</text:span></text:p>
      <text:p text:style-name="P2"><text:span text:style-name="T3">Conclusão: É um absurdo o presidente defender o aumento da idade da aposentadoria.</text:span></text:p>
      <text:p text:style-name="P3"/>
      <text:p text:style-name="P2"><text:span text:style-name="T3">(3) É ridículo que reclamem da contenção de gastos, o economista John Kenneth Galbraith em pessoa defende que uma apertada política econômica é a melhor cura para a recessão.</text:span></text:p>
      <text:p text:style-name="P2"><text:span text:style-name="T5">Respostas</text:span></text:p>
      <text:p text:style-name="P2"><text:span text:style-name="T3">Premissa 1: O economista John Kenneth Galbraith <text:s/>defende uma política econômica apertada</text:span></text:p>
      <text:p text:style-name="P2"><text:span text:style-name="T3">Premissa 2: Uma apertada política econômica é a melhor cura para a recessão</text:span></text:p>
      <text:p text:style-name="P2"><text:span text:style-name="T3">Conclusão: É ridículo que reclamem da política de contenção de gastos, pois ela é a cura para a recessão.</text:span></text:p>
      <text:p text:style-name="P3"/>
      <text:p text:style-name="P2"><text:span text:style-name="T3">(4) Se não reformar a previdência, vai ter a inflação, o que será muito ruim para o Brasil. Portanto, a reforma da previdência proposta pelo governo tem que passar!</text:span></text:p>
      <text:p text:style-name="P2"><text:span text:style-name="T5">Respostas</text:span></text:p>
      <text:p text:style-name="P2"><text:span text:style-name="T3">Premissa 1: Sem uma reforma na previdência, haverá inflação.</text:span></text:p>
      <text:p text:style-name="P2"><text:soft-page-break/><text:span text:style-name="T3">Premissa 2: Inflação será muito ruim para o Brasil.</text:span></text:p>
      <text:p text:style-name="P2"><text:span text:style-name="T3">Conclusão: A reforma da previdência deve passar.</text:span></text:p>
      <text:p text:style-name="P3"/>
      <text:p text:style-name="P2"><text:span text:style-name="T3">(5) </text:span><text:span text:style-name="T4">Se Sócrates tivesse nascido em Estagira, seria grego; Sócrates era grego; logo, Sócrates nasceu em Estagira.</text:span></text:p>
      <text:p text:style-name="P2"><text:span text:style-name="T6">Respostas</text:span></text:p>
      <text:p text:style-name="P2"><text:span text:style-name="T3">Premissa 1: Quem nasce em Estagira é grego.</text:span></text:p>
      <text:p text:style-name="P2"><text:span text:style-name="T3">Premissa 2: Sócrates era grego.</text:span></text:p>
      <text:p text:style-name="P2"><text:span text:style-name="T3">Conclusão: Sócrates nasceu em Estagira.</text:span></text:p>
      <text:p text:style-name="P4"/>
      <text:p text:style-name="P2"><text:span text:style-name="T4">(6) Já que a teoria da evolução diz que o homem veio do macaco, por que não vemos os macacos <text:s/>evoluindo para homens hoje?</text:span></text:p>
      <text:p text:style-name="P2"><text:span text:style-name="T6">Respostas</text:span></text:p>
      <text:p text:style-name="P2"><text:span text:style-name="T3">Premissa 1: A teoria da evolução diz que o homem veio do macaco.</text:span></text:p>
      <text:p text:style-name="P2"><text:span text:style-name="T3">Premissa 2: Não vemos macacos virando homens hoje.</text:span></text:p>
      <text:p text:style-name="P2"><text:span text:style-name="T3">Conclusão: O homem não veio do macaco logo a teoria está errada.</text:span></text:p>
      <text:p text:style-name="P4"/>
      <text:p text:style-name="P2"><text:span text:style-name="T4">(7) Você percebe que o ateísmo é pernicioso quando observa o quanto ele torna as pessoas perniciosas.</text:span></text:p>
      <text:p text:style-name="P2"><text:span text:style-name="T6">Respostas</text:span></text:p>
      <text:p text:style-name="P2"><text:span text:style-name="T3">Premissa 1: Ateus são pessoas perniciosas.</text:span></text:p>
      <text:p text:style-name="P2"><text:span text:style-name="T3">Premissa 2: O ateísmo transforma as pessoas em algo doentio.</text:span></text:p>
      <text:p text:style-name="P2"><text:span text:style-name="T3">Conclusão: O ateísmo é pernicioso.</text:span></text:p>
      <text:p text:style-name="P4"/>
      <text:p text:style-name="P2"><text:span text:style-name="T4">(8) O coronavírus não mata tanto. Os números estão sendo manipulados pela mídia. </text:span></text:p>
      <text:p text:style-name="P2"><text:span text:style-name="T6">Respostas</text:span></text:p>
      <text:p text:style-name="P2"><text:span text:style-name="T3">Premissa 1: A mídia manipula os dados divulgados a população.</text:span></text:p>
      <text:p text:style-name="P2"><text:span text:style-name="T3">Premissa 2: A mídia diz que o coronavírus mata muito.</text:span></text:p>
      <text:p text:style-name="P2"><text:span text:style-name="T3">Conclusão: O coronavírus não mata tanto.</text:span></text:p>
      <text:p text:style-name="P3"><text:soft-page-break/></text:p>
      <text:p text:style-name="P4"/>
      <text:p text:style-name="P2"><text:span text:style-name="T4">(9) Se Deus fosse bom, onipotente e onisciente, o mal não existiria. Supondo que você não seja cego, é evidente que o mal existe, Logo, está claro que é Deus que não existe. <text:s/></text:span></text:p>
      <text:p text:style-name="P2"><text:span text:style-name="T6">Respostas</text:span></text:p>
      <text:p text:style-name="P2"><text:span text:style-name="T3">Premissa 1: Se Deus fosse bom, onipotente e onisciente, o mal não existiria.</text:span></text:p>
      <text:p text:style-name="P2"><text:span text:style-name="T3">Premissa 2: Se você não for cego você verá o mal existente no mundo.(Aparentemente quem é cego vive no mundo perfeito)</text:span></text:p>
      <text:p text:style-name="P2"><text:span text:style-name="T3">Conclusão: Logo,Deus não existe.</text:span></text:p>
      <text:p text:style-name="P4"/>
      <text:p text:style-name="P2"><text:span text:style-name="T4">(10) Os egípcios acreditavam em vida após a morte. Prova disso é a presença constante desse tema nos escritos egípcios encontrados pelos arqueólogos. </text:span></text:p>
      <text:p text:style-name="P2"><text:span text:style-name="T6">Respostas</text:span><text:span text:style-name="T4"> </text:span></text:p>
      <text:p text:style-name="P2"><text:span text:style-name="T3">Premissa 1: Os egípcios escreviam sobre a vida após a morte.</text:span></text:p>
      <text:p text:style-name="P2"><text:span text:style-name="T3">Premissa 2: Os arqueólogos acharam esses escritos que os levam a entender a crença dos egípcios a respeito da vida após a morte.</text:span></text:p>
      <text:p text:style-name="P2"><text:span text:style-name="T3">Conclusão: Logo, os egípcios acreditavam na vida após a mort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2" meta:word-count="565" meta:character-count="3379" meta:non-whitespace-character-count="2855"/>
    <meta:generator>LibreOfficeDev/6.0.5.2$Linux_X86_64 LibreOffice_project/</meta:generator>
  </office:meta>
</office:document-meta>
</file>